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direct → gui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status, min, ma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st size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/>
          <table:table-cell office:value-type="string" calcext:value-type="string">
            <text:p>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st size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loat max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loat max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any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20:23:22.207681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2-05T22:15:37.806773718</dc:date>
    <meta:editing-duration>P3DT4H51M50S</meta:editing-duration>
    <meta:editing-cycles>262</meta:editing-cycles>
    <meta:generator>LibreOffice/5.2.3.1$Linux_X86_64 LibreOffice_project/20m0$Build-1</meta:generator>
    <meta:document-statistic meta:table-count="1" meta:cell-count="3347" meta:object-count="0"/>
  </office:meta>
</office:document-meta>
</file>